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683b" officeooo:paragraph-rsid="000c3f06"/>
    </style:style>
    <style:style style:name="P2" style:family="paragraph" style:parent-style-name="Standard">
      <style:text-properties officeooo:rsid="000a683b" officeooo:paragraph-rsid="002549f3"/>
    </style:style>
    <style:style style:name="P3" style:family="paragraph" style:parent-style-name="Standard">
      <style:text-properties officeooo:rsid="002549f3" officeooo:paragraph-rsid="002549f3"/>
    </style:style>
    <style:style style:name="P4" style:family="paragraph" style:parent-style-name="Standard">
      <style:text-properties officeooo:rsid="0033585a" officeooo:paragraph-rsid="0033585a"/>
    </style:style>
    <style:style style:name="P5" style:family="paragraph" style:parent-style-name="Standard">
      <style:text-properties officeooo:rsid="003a039d" officeooo:paragraph-rsid="003a039d"/>
    </style:style>
    <style:style style:name="P6" style:family="paragraph" style:parent-style-name="Standard">
      <style:text-properties officeooo:rsid="003dba5c" officeooo:paragraph-rsid="003dba5c"/>
    </style:style>
    <style:style style:name="P7" style:family="paragraph" style:parent-style-name="Standard">
      <style:text-properties officeooo:rsid="000c3f06" officeooo:paragraph-rsid="0043f597"/>
    </style:style>
    <style:style style:name="P8" style:family="paragraph" style:parent-style-name="Standard">
      <style:text-properties officeooo:rsid="000c3f06" officeooo:paragraph-rsid="00425593"/>
    </style:style>
    <style:style style:name="P9" style:family="paragraph" style:parent-style-name="Standard">
      <style:text-properties officeooo:rsid="000c3f06" officeooo:paragraph-rsid="003a5a9f"/>
    </style:style>
    <style:style style:name="P10" style:family="paragraph" style:parent-style-name="Standard">
      <style:text-properties officeooo:rsid="000c3f06" officeooo:paragraph-rsid="003a039d"/>
    </style:style>
    <style:style style:name="P11" style:family="paragraph" style:parent-style-name="Standard">
      <style:text-properties officeooo:rsid="000c3f06" officeooo:paragraph-rsid="002549f3"/>
    </style:style>
    <style:style style:name="P12" style:family="paragraph" style:parent-style-name="Standard">
      <style:text-properties officeooo:rsid="000c3f06" officeooo:paragraph-rsid="001fe64c"/>
    </style:style>
    <style:style style:name="P13" style:family="paragraph" style:parent-style-name="Standard">
      <style:text-properties officeooo:rsid="000c3f06" officeooo:paragraph-rsid="001bfe09"/>
    </style:style>
    <style:style style:name="P14" style:family="paragraph" style:parent-style-name="Standard">
      <style:text-properties officeooo:rsid="000c3f06" officeooo:paragraph-rsid="000e0231"/>
    </style:style>
    <style:style style:name="P15" style:family="paragraph" style:parent-style-name="Standard">
      <style:text-properties officeooo:rsid="000a683b" officeooo:paragraph-rsid="0048e835"/>
    </style:style>
    <style:style style:name="P16" style:family="paragraph" style:parent-style-name="Standard">
      <style:text-properties officeooo:rsid="000a683b" officeooo:paragraph-rsid="004a6be7"/>
    </style:style>
    <style:style style:name="P17" style:family="paragraph" style:parent-style-name="Standard">
      <style:text-properties officeooo:rsid="000a683b" officeooo:paragraph-rsid="004d1251"/>
    </style:style>
    <style:style style:name="P18" style:family="paragraph" style:parent-style-name="Standard">
      <style:text-properties officeooo:rsid="000a683b" officeooo:paragraph-rsid="004d74b2"/>
    </style:style>
    <style:style style:name="P19" style:family="paragraph" style:parent-style-name="Standard">
      <style:text-properties officeooo:rsid="000a683b" officeooo:paragraph-rsid="0050ae28"/>
    </style:style>
    <style:style style:name="P20" style:family="paragraph" style:parent-style-name="Standard">
      <style:text-properties officeooo:rsid="000a683b" officeooo:paragraph-rsid="00585a77"/>
    </style:style>
    <style:style style:name="P21" style:family="paragraph" style:parent-style-name="Standard">
      <style:text-properties officeooo:rsid="000a683b" officeooo:paragraph-rsid="005f25d3"/>
    </style:style>
    <style:style style:name="P22" style:family="paragraph" style:parent-style-name="Standard">
      <style:text-properties officeooo:rsid="000a683b" officeooo:paragraph-rsid="006ec982"/>
    </style:style>
    <style:style style:name="P23" style:family="paragraph" style:parent-style-name="Standard">
      <style:text-properties officeooo:rsid="0062eede" officeooo:paragraph-rsid="0062eede"/>
    </style:style>
    <style:style style:name="T1" style:family="text">
      <style:text-properties officeooo:rsid="000c3f06"/>
    </style:style>
    <style:style style:name="T2" style:family="text">
      <style:text-properties officeooo:rsid="003920ef"/>
    </style:style>
    <style:style style:name="T3" style:family="text">
      <style:text-properties officeooo:rsid="004a6b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About</text:span> 1 in 17 people <text:span text:style-name="T1">is</text:span> <text:span text:style-name="T1">affected by one of the known ~7000 rare diseases, of these patients many get an incorrect or no diagnosis and are therefore are unable to receive appropriate treatment, resulting in a bad prognosis. Several rare diseases are caused by mutations within the deoxyribose nucleic acid (DNA) in the genome. Within the last decade DNA sequencing became more accessible, cheaper, faster and more reliable which makes it a promising tool for identifying defects within an individuals genome. Feeding genome sequences into various tools and applying machine learning on the results has already lead to successfully predicting thousands of gene variants with a benign or pathogenic function. However this still leaves numerous of gene variant functions unpredictable and therefore these patients cannot be diagnosed properly. In 2016 an alternative method has surfaced that incorporated energetic features of proteins structures for the prediction of deleteriousness variants.</text:span></text:p>
      <text:p text:style-name="P22"><text:span text:style-name="T1">However this method was developed with a relative small subset of proteins and known variants, and was only tested on a dataset from the Simons Simplex collection, a collection of gene variants that is specifically associated with autism spectrum diseases. To determine if this method could contribute to the prediction of mutations within the DNA sequences protein structures should be added. For some rare diseases a protein structure could already exist, but in most cases it will not have a structure. <text:s/>With limited funding available for, some individual, rare diseases it is costly to infest in a not always successful experimental protein structure. <text:s/>A method which is less expensive but could result in useful information regarding the protein structure can be obtained by homology modeling. With this method protein structure can be obtained from assembling fragment from known protein structures and reshaping it into a known protein structure. For the inputs for the machine learning methods 94% originates from the Rosetta software suite and are used for the new protein structures as well.</text:span></text:p>
      <text:p text:style-name="P22"/>
      <text:p text:style-name="P22"><text:span text:style-name="T1"><text:s/>of the features from the proteins are generated by Rosetta software suite applications we will continue forward in the use of the applications to generate the features of the model are generated most of the features used for machine learning in the method rely on applications from the Rosetta software suite </text:span></text:p>
      <text:p text:style-name="P23"/>
      <text:p text:style-name="P21"/>
      <text:p text:style-name="P21"/>
      <text:p text:style-name="P21"><text:span text:style-name="T1"><text:s/>To obtain structures from the mutated genes </text:span></text:p>
      <text:p text:style-name="P20"><text:span text:style-name="T1">Since these mutations are rare and therefore have fewer occurrence within the world population, less funding is available which makes it hard to assesses the structure variants. To acquire the protein structures of these mutations known structures of different and identical proteins can be used to </text:span></text:p>
      <text:p text:style-name="P19"><text:span text:style-name="T1">less interesting to identify compared to other it is relative expensive and not always a s to determine protein structures experimentally mutations could potentially predicted with less expensive methods such as modeling. </text:span></text:p>
      <text:p text:style-name="P18"><text:span text:style-name="T1"><text:s/>But since there are many variants of different rare diseases and are uncommon </text:span></text:p>
      <text:p text:style-name="P18"><text:span text:style-name="T1">But since these diseases are rare less funding is available to identify the effect of these structures. </text:span></text:p>
      <text:p text:style-name="P17"><text:span text:style-name="T1">To make the variants predictable models can be made based on native structures.</text:span></text:p>
      <text:p text:style-name="P16"><text:span text:style-name="T3">By extending the amount of features collected for this dataset <text:s/>Making predictions on protein information is difficult since many crystal structures are incomplete for prediction and was only used for predicting the outcome of mutations in the genes for the Simons Simplex collection. </text:span></text:p>
      <text:p text:style-name="P7">where energetic features of proteins produced, as result of the mutations, were incorporated in the prediction of deleteriousness variants. <text:s/></text:p>
      <text:p text:style-name="P8">been tested that incorporated features from proteins generated by several pieces of software. This method showed </text:p>
      <text:p text:style-name="P6">An alternative method that has surfaced is the incorporation of protein data within the prediction.</text:p>
      <text:p text:style-name="P9">In combination with various tools and machine learning techniques it has been made possible to predict a variety of mutations within genes </text:p>
      <text:p text:style-name="P10"><text:soft-page-break/>With the help of machine learning a variety of mutations within genes can already be classified for their proper or in proper function. Some genes have mutations which cannot be discovered by </text:p>
      <text:p text:style-name="P10">However, a subset of the genes with a mutation cannot be correctly classified by this machine learning method. </text:p>
      <text:p text:style-name="P5">Most methods for predicting variants rely only on sequence data. An alternative method incorporated protein data </text:p>
      <text:p text:style-name="P4">An alternative method <text:span text:style-name="T2">for classifying variants that surfaced incorporated sequence and protein data, <text:s/></text:span></text:p>
      <text:p text:style-name="P2"/>
      <text:p text:style-name="P11">An alternative method that has surfaced for classifying variants is by applying machine learning on the features produced by PSIBlast, Rosetta and Probe. With this method features from protein structures are collected and used </text:p>
      <text:p text:style-name="P3">Something related to which knowledge is missing.</text:p>
      <text:p text:style-name="P12">A quite recent method incorporated </text:p>
      <text:p text:style-name="P13">that are defective and have pathogenic affects can be predicted without the help of an expert. However, there are variants with mutations </text:p>
      <text:p text:style-name="P14">Often people with a rare disease are hard to diagnose and </text:p>
      <text:p text:style-name="P1"><text:span text:style-name="T1">which makes it hard for the industry to invest </text:span>, most of the patients do not receive proper diag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2:55:50.996726942</meta:creation-date>
    <dc:date>2019-03-29T09:41:20.214388538</dc:date>
    <meta:editing-duration>P8DT15M31S</meta:editing-duration>
    <meta:editing-cycles>91</meta:editing-cycles>
    <meta:generator>LibreOffice/6.1.4.2$MacOSX_X86_64 LibreOffice_project/9d0f32d1f0b509096fd65e0d4bec26ddd1938fd3</meta:generator>
    <meta:document-statistic meta:table-count="0" meta:image-count="0" meta:object-count="0" meta:page-count="2" meta:paragraph-count="24" meta:word-count="793" meta:character-count="5127" meta:non-whitespace-character-count="4332"/>
  </office:meta>
</office:document-meta>
</file>